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Grades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Lastname (ru)</text:p>
          </table:table-cell>
          <table:table-cell office:value-type="string">
            <text:p>Firstname (ru)</text:p>
          </table:table-cell>
          <table:table-cell office:value-type="string">
            <text:p>Email address</text:p>
          </table:table-cell>
          <table:table-cell office:value-type="string">
            <text:p>ID number</text:p>
          </table:table-cell>
          <table:table-cell office:value-type="string">
            <text:p>Данные о пользователе</text:p>
          </table:table-cell>
          <table:table-cell office:value-type="string">
            <text:p>User information</text:p>
          </table:table-cell>
          <table:table-cell office:value-type="string">
            <text:p>Programme ID</text:p>
          </table:table-cell>
          <table:table-cell office:value-type="string">
            <text:p>Quiz: ELEMENTARY LEVEL | EXAM DEMO VARIANT 2023/24 (Real)</text:p>
          </table:table-cell>
          <table:table-cell office:value-type="string">
            <text:p>Quiz: TASK A-01 (Real)</text:p>
          </table:table-cell>
          <table:table-cell office:value-type="string">
            <text:p>Quiz: TASK B-01 (Real)</text:p>
          </table:table-cell>
          <table:table-cell office:value-type="string">
            <text:p>Quiz: TASK A-02 (Real)</text:p>
          </table:table-cell>
          <table:table-cell office:value-type="string">
            <text:p>Quiz: TASK A-03 (Real)</text:p>
          </table:table-cell>
          <table:table-cell office:value-type="string">
            <text:p>Quiz: TASK B-02 (Real)</text:p>
          </table:table-cell>
          <table:table-cell office:value-type="string">
            <text:p>Quiz: TASK A-04 (Real)</text:p>
          </table:table-cell>
          <table:table-cell office:value-type="string">
            <text:p>Quiz: TASK A-05 (Real)</text:p>
          </table:table-cell>
          <table:table-cell office:value-type="string">
            <text:p>Quiz: TASK B-03 (Real)</text:p>
          </table:table-cell>
          <table:table-cell office:value-type="string">
            <text:p>Quiz: TASK B-04 (Real)</text:p>
          </table:table-cell>
          <table:table-cell office:value-type="string">
            <text:p>Quiz: TASK C-01 (Real)</text:p>
          </table:table-cell>
          <table:table-cell office:value-type="string">
            <text:p>Quiz: TASK C-02 (Real)</text:p>
          </table:table-cell>
          <table:table-cell office:value-type="string">
            <text:p>Quiz: TASK A-06 (Real)</text:p>
          </table:table-cell>
          <table:table-cell office:value-type="string">
            <text:p>Quiz: TASK B-05 (Real)</text:p>
          </table:table-cell>
          <table:table-cell office:value-type="string">
            <text:p>Quiz: TASK A-07 (Real)</text:p>
          </table:table-cell>
          <table:table-cell office:value-type="string">
            <text:p>Quiz: TASK B-06 (Real)</text:p>
          </table:table-cell>
          <table:table-cell office:value-type="string">
            <text:p>Quiz: TASK A-08 (Real)</text:p>
          </table:table-cell>
          <table:table-cell office:value-type="string">
            <text:p>Quiz: TASK B-07 (Real)</text:p>
          </table:table-cell>
          <table:table-cell office:value-type="string">
            <text:p>Quiz: TASK C-03 (Real)</text:p>
          </table:table-cell>
          <table:table-cell office:value-type="string">
            <text:p>Quiz: TASK B-08 (Real)</text:p>
          </table:table-cell>
          <table:table-cell office:value-type="string">
            <text:p>Quiz: TASK C-04 (Real)</text:p>
          </table:table-cell>
          <table:table-cell office:value-type="string">
            <text:p>Quiz: 1 | EXAM TRAINING VERSION (Real)</text:p>
          </table:table-cell>
          <table:table-cell office:value-type="string">
            <text:p>Course total (Real)</text:p>
          </table:table-cell>
          <table:table-cell office:value-type="string">
            <text:p>Last downloaded from this course</text:p>
          </table:table-cell>
        </table:table-row>
        <table:table-row>
          <table:table-cell office:value-type="string">
            <text:p>Абдуразакова</text:p>
          </table:table-cell>
          <table:table-cell office:value-type="string">
            <text:p>София Евгеньевна</text:p>
          </table:table-cell>
          <table:table-cell office:value-type="string">
            <text:p>meabdurazakov_1@edu.hse.ru</text:p>
          </table:table-cell>
          <table:table-cell office:value-type="string">
            <text:p>1387941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8">
            <text:p>68</text:p>
          </table:table-cell>
          <table:table-cell office:value-type="string">
            <text:p>1730470053</text:p>
          </table:table-cell>
        </table:table-row>
        <table:table-row>
          <table:table-cell office:value-type="string">
            <text:p>Бабкина</text:p>
          </table:table-cell>
          <table:table-cell office:value-type="string">
            <text:p>Елизавета Алексеевна</text:p>
          </table:table-cell>
          <table:table-cell office:value-type="string">
            <text:p>eababkina@edu.hse.ru</text:p>
          </table:table-cell>
          <table:table-cell office:value-type="string">
            <text:p>1407018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053</text:p>
          </table:table-cell>
        </table:table-row>
        <table:table-row>
          <table:table-cell office:value-type="string">
            <text:p>Бакшук</text:p>
          </table:table-cell>
          <table:table-cell office:value-type="string">
            <text:p>Матвей Вячеславович</text:p>
          </table:table-cell>
          <table:table-cell office:value-type="string">
            <text:p>mbakshuk@hse.ru</text:p>
          </table:table-cell>
          <table:table-cell office:value-type="string">
            <text:p>1422045</text:p>
          </table:table-cell>
          <table:table-cell office:value-type="string">
            <text:p>1) Преподаватель (штатная) / департамент больших данных и информационного поиска; 2) Стажер-исследователь / международный центр изучения институтов и развития; 3) приглашенный преподаватель / Дирекция по онлайн обучению</text:p>
          </table:table-cell>
          <table:table-cell office:value-type="string">
            <text:p>1) Преподаватель (штатная) / Department of Big Data and Information Retrieval; 2) Стажер-исследователь / международный центр изучения институтов и развития; 3) приглашенный преподаватель / eLearning Office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053</text:p>
          </table:table-cell>
        </table:table-row>
        <table:table-row>
          <table:table-cell office:value-type="string">
            <text:p>Белова</text:p>
          </table:table-cell>
          <table:table-cell office:value-type="string">
            <text:p>Владислава Владимировна</text:p>
          </table:table-cell>
          <table:table-cell office:value-type="string">
            <text:p>vvbelova_3@edu.hse.ru</text:p>
          </table:table-cell>
          <table:table-cell office:value-type="string">
            <text:p>1369828</text:p>
          </table:table-cell>
          <table:table-cell office:value-type="string">
            <text:p>факультет гуманитарных наук; Б 50.03.03 ФГН М 2014 очная История искусств; 3 курс; </text:p>
          </table:table-cell>
          <table:table-cell office:value-type="string">
            <text:p>Faculty of Humanities; History of Arts; 3 course; </text:p>
          </table:table-cell>
          <table:table-cell office:value-type="string">
            <text:p>10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053</text:p>
          </table:table-cell>
        </table:table-row>
        <table:table-row>
          <table:table-cell office:value-type="string">
            <text:p>Беляев</text:p>
          </table:table-cell>
          <table:table-cell office:value-type="string">
            <text:p>Денис Александрович</text:p>
          </table:table-cell>
          <table:table-cell office:value-type="string">
            <text:p>dabelyaev_2@edu.hse.ru</text:p>
          </table:table-cell>
          <table:table-cell office:value-type="string">
            <text:p>1319730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3 курс; </text:p>
          </table:table-cell>
          <table:table-cell office:value-type="string">
            <text:p>St. Petersburg School of Economics and Management, HSE; International Business and Management Studies; 3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053</text:p>
          </table:table-cell>
        </table:table-row>
        <table:table-row>
          <table:table-cell office:value-type="string">
            <text:p>Бойкова</text:p>
          </table:table-cell>
          <table:table-cell office:value-type="string">
            <text:p>Полина Михайловна</text:p>
          </table:table-cell>
          <table:table-cell office:value-type="string">
            <text:p>pmboykova_1@edu.hse.ru</text:p>
          </table:table-cell>
          <table:table-cell office:value-type="string">
            <text:p>1491311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7">
            <text:p>27</text:p>
          </table:table-cell>
          <table:table-cell office:value-type="string">
            <text:p>1730470053</text:p>
          </table:table-cell>
        </table:table-row>
        <table:table-row>
          <table:table-cell office:value-type="string">
            <text:p>Бударин</text:p>
          </table:table-cell>
          <table:table-cell office:value-type="string">
            <text:p>Денис Евгеньевич</text:p>
          </table:table-cell>
          <table:table-cell office:value-type="string">
            <text:p>dbudarin@hse.ru</text:p>
          </table:table-cell>
          <table:table-cell office:value-type="string">
            <text:p>1527077</text:p>
          </table:table-cell>
          <table:table-cell office:value-type="string">
            <text:p>1) Аналитик (штатная) / научно-методический отдел; 2) Преподаватель / Международный институт экономики и финансов</text:p>
          </table:table-cell>
          <table:table-cell office:value-type="string">
            <text:p>1) Аналитик (штатная) / научно-методический отдел; 2) Преподаватель / International College of Economics and Finance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053</text:p>
          </table:table-cell>
        </table:table-row>
        <table:table-row>
          <table:table-cell office:value-type="string">
            <text:p>Воронова</text:p>
          </table:table-cell>
          <table:table-cell office:value-type="string">
            <text:p>Мария Борисовна</text:p>
          </table:table-cell>
          <table:table-cell office:value-type="string">
            <text:p>mbvoronova@edu.hse.ru</text:p>
          </table:table-cell>
          <table:table-cell office:value-type="string">
            <text:p>2044609</text:p>
          </table:table-cell>
          <table:table-cell office:value-type="string">
            <text:p>факультет креативных индустрий; Б 42.03.01 ФКИ М 2014 очная Реклама и связи с общественностью; 3 курс; </text:p>
          </table:table-cell>
          <table:table-cell office:value-type="string">
            <text:p>Faculty of Creative Industries; Advertising and Public Relations; 3 course; </text:p>
          </table:table-cell>
          <table:table-cell office:value-type="string">
            <text:p>30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053</text:p>
          </table:table-cell>
        </table:table-row>
        <table:table-row>
          <table:table-cell office:value-type="string">
            <text:p>Галяутдинов</text:p>
          </table:table-cell>
          <table:table-cell office:value-type="string">
            <text:p>Эмиль Шамилевич</text:p>
          </table:table-cell>
          <table:table-cell office:value-type="string">
            <text:p>eshgalyautdinov@edu.hse.ru</text:p>
          </table:table-cell>
          <table:table-cell office:value-type="string">
            <text:p>1416007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053</text:p>
          </table:table-cell>
        </table:table-row>
        <table:table-row>
          <table:table-cell office:value-type="string">
            <text:p>Голубева</text:p>
          </table:table-cell>
          <table:table-cell office:value-type="string">
            <text:p>Полина Алексеевна</text:p>
          </table:table-cell>
          <table:table-cell office:value-type="string">
            <text:p>pagolubeva_1@edu.hse.ru</text:p>
          </table:table-cell>
          <table:table-cell office:value-type="string">
            <text:p>1567763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1730470053</text:p>
          </table:table-cell>
        </table:table-row>
        <table:table-row>
          <table:table-cell office:value-type="string">
            <text:p>Груда</text:p>
          </table:table-cell>
          <table:table-cell office:value-type="string">
            <text:p>Полина Дмитриевна</text:p>
          </table:table-cell>
          <table:table-cell office:value-type="string">
            <text:p>pdgruda_1@edu.hse.ru</text:p>
          </table:table-cell>
          <table:table-cell office:value-type="string">
            <text:p>2044719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office:value-type="string">
            <text:p>1730470053</text:p>
          </table:table-cell>
        </table:table-row>
        <table:table-row>
          <table:table-cell office:value-type="string">
            <text:p>Елистратова</text:p>
          </table:table-cell>
          <table:table-cell office:value-type="string">
            <text:p>Ксения Игоревна</text:p>
          </table:table-cell>
          <table:table-cell office:value-type="string">
            <text:p>kielistratova@edu.hse.ru</text:p>
          </table:table-cell>
          <table:table-cell office:value-type="string">
            <text:p>23467</text:p>
          </table:table-cell>
          <table:table-cell office:value-type="string">
            <text:p>факультет гуманитарных наук; Б 47.03.01 ФГН М 2014 очная Философия; 3 курс; </text:p>
          </table:table-cell>
          <table:table-cell office:value-type="string">
            <text:p>Faculty of Humanities; Philosophy; 3 course; </text:p>
          </table:table-cell>
          <table:table-cell office:value-type="string">
            <text:p>42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053</text:p>
          </table:table-cell>
        </table:table-row>
        <table:table-row>
          <table:table-cell office:value-type="string">
            <text:p>Жаголкина</text:p>
          </table:table-cell>
          <table:table-cell office:value-type="string">
            <text:p>Елизавета Андреевна</text:p>
          </table:table-cell>
          <table:table-cell office:value-type="string">
            <text:p>eazhagolkina@edu.hse.ru</text:p>
          </table:table-cell>
          <table:table-cell office:value-type="string">
            <text:p>1394220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145">
            <text:p>145</text:p>
          </table:table-cell>
          <table:table-cell office:value-type="string">
            <text:p>1730470053</text:p>
          </table:table-cell>
        </table:table-row>
        <table:table-row>
          <table:table-cell office:value-type="string">
            <text:p>Иванюк</text:p>
          </table:table-cell>
          <table:table-cell office:value-type="string">
            <text:p>Артём Юрьевич</text:p>
          </table:table-cell>
          <table:table-cell office:value-type="string">
            <text:p>ayuivanyuk_1@edu.hse.ru</text:p>
          </table:table-cell>
          <table:table-cell office:value-type="string">
            <text:p>1451767</text:p>
          </table:table-cell>
          <table:table-cell office:value-type="string">
            <text:p>факультет креативных индустрий; Б 54.03.01 ФКИ М 2014 очная Дизайн; 3 курс; </text:p>
          </table:table-cell>
          <table:table-cell office:value-type="string">
            <text:p>Faculty of Creative Industries; Design; 3 course; </text:p>
          </table:table-cell>
          <table:table-cell office:value-type="string">
            <text:p>6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053</text:p>
          </table:table-cell>
        </table:table-row>
        <table:table-row>
          <table:table-cell office:value-type="string">
            <text:p>Илякова</text:p>
          </table:table-cell>
          <table:table-cell office:value-type="string">
            <text:p>Софья Михайловна</text:p>
          </table:table-cell>
          <table:table-cell office:value-type="string">
            <text:p>smilyakova@edu.hse.ru</text:p>
          </table:table-cell>
          <table:table-cell office:value-type="string">
            <text:p>1319552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80">
            <text:p>80</text:p>
          </table:table-cell>
          <table:table-cell office:value-type="string">
            <text:p>1730470053</text:p>
          </table:table-cell>
        </table:table-row>
        <table:table-row>
          <table:table-cell office:value-type="string">
            <text:p>Качура</text:p>
          </table:table-cell>
          <table:table-cell office:value-type="string">
            <text:p>Ангелина Сергеевна</text:p>
          </table:table-cell>
          <table:table-cell office:value-type="string">
            <text:p>askachura@edu.hse.ru</text:p>
          </table:table-cell>
          <table:table-cell office:value-type="string">
            <text:p>1470628</text:p>
          </table:table-cell>
          <table:table-cell office:value-type="string">
            <text:p>Высшая школа бизнеса; Б 38.03.02 ВШБ М 2020 очная Управление бизнесом; 3 курс; </text:p>
          </table:table-cell>
          <table:table-cell office:value-type="string">
            <text:p>Graduate School of Business; Business Administration; 3 course; </text:p>
          </table:table-cell>
          <table:table-cell office:value-type="string">
            <text:p>37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053</text:p>
          </table:table-cell>
        </table:table-row>
        <table:table-row>
          <table:table-cell office:value-type="string">
            <text:p>Ким</text:p>
          </table:table-cell>
          <table:table-cell office:value-type="string">
            <text:p>Анна -</text:p>
          </table:table-cell>
          <table:table-cell office:value-type="string">
            <text:p>akim_6@edu.hse.ru</text:p>
          </table:table-cell>
          <table:table-cell office:value-type="string">
            <text:p>1355055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float" office:value="149">
            <text:p>149</text:p>
          </table:table-cell>
          <table:table-cell office:value-type="string">
            <text:p>1730470053</text:p>
          </table:table-cell>
        </table:table-row>
        <table:table-row>
          <table:table-cell office:value-type="string">
            <text:p>Козлова</text:p>
          </table:table-cell>
          <table:table-cell office:value-type="string">
            <text:p>Анна Ростиславовна</text:p>
          </table:table-cell>
          <table:table-cell office:value-type="string">
            <text:p>arkozlova@edu.hse.ru</text:p>
          </table:table-cell>
          <table:table-cell office:value-type="string">
            <text:p>82400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053</text:p>
          </table:table-cell>
        </table:table-row>
        <table:table-row>
          <table:table-cell office:value-type="string">
            <text:p>Корнев</text:p>
          </table:table-cell>
          <table:table-cell office:value-type="string">
            <text:p>Даниил Владимирович</text:p>
          </table:table-cell>
          <table:table-cell office:value-type="string">
            <text:p>dvkornev_1@edu.hse.ru</text:p>
          </table:table-cell>
          <table:table-cell office:value-type="string">
            <text:p>49986</text:p>
          </table:table-cell>
          <table:table-cell office:value-type="string">
            <text:p>Факультет Санкт-Петербургская школа физико-математических и компьютерных наук; М 01.04.02 СПБ ШФМКН СПБ 2022 очная UX-аналитика и проектирование информационных систем; 2 курс; </text:p>
          </table:table-cell>
          <table:table-cell office:value-type="string">
            <text:p>St. Petersburg School of Mathematics, Physics and Computer Science, HSE; UX Analytics and Information System Design; 2 course; </text:p>
          </table:table-cell>
          <table:table-cell office:value-type="string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053</text:p>
          </table:table-cell>
        </table:table-row>
        <table:table-row>
          <table:table-cell office:value-type="string">
            <text:p>Куклина</text:p>
          </table:table-cell>
          <table:table-cell office:value-type="string">
            <text:p>Полина Олеговна</text:p>
          </table:table-cell>
          <table:table-cell office:value-type="string">
            <text:p>pokuklina@edu.hse.ru</text:p>
          </table:table-cell>
          <table:table-cell office:value-type="string">
            <text:p>2048648</text:p>
          </table:table-cell>
          <table:table-cell office:value-type="string">
            <text:p>Факультет социально-экономических и компьютерных наук; Б 54.03.01 П СЭКН П 2021 очная Дизайн; 3 курс; </text:p>
          </table:table-cell>
          <table:table-cell office:value-type="string">
            <text:p>-; Design; 3 course; </text:p>
          </table:table-cell>
          <table:table-cell office:value-type="string">
            <text:p>54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053</text:p>
          </table:table-cell>
        </table:table-row>
        <table:table-row>
          <table:table-cell office:value-type="string">
            <text:p>Куликова</text:p>
          </table:table-cell>
          <table:table-cell office:value-type="string">
            <text:p>Екатерина Олеговна</text:p>
          </table:table-cell>
          <table:table-cell office:value-type="string">
            <text:p>eokulikova@edu.hse.ru</text:p>
          </table:table-cell>
          <table:table-cell office:value-type="string">
            <text:p>2295276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2 курс; </text:p>
          </table:table-cell>
          <table:table-cell office:value-type="string">
            <text:p>International College of Economics and Finance; International Programme in Economics and Finance; 2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053</text:p>
          </table:table-cell>
        </table:table-row>
        <table:table-row>
          <table:table-cell office:value-type="string">
            <text:p>Лагунов</text:p>
          </table:table-cell>
          <table:table-cell office:value-type="string">
            <text:p>Георгий Андреевич</text:p>
          </table:table-cell>
          <table:table-cell office:value-type="string">
            <text:p>galagunov@edu.hse.ru</text:p>
          </table:table-cell>
          <table:table-cell office:value-type="string">
            <text:p>23907</text:p>
          </table:table-cell>
          <table:table-cell office:value-type="string">
            <text:p>факультет гуманитарных наук; Б 51.03.01 ФГН М 2014 очная Культурология; 4 курс; </text:p>
          </table:table-cell>
          <table:table-cell office:value-type="string">
            <text:p>Faculty of Humanities; Cultural Studies; 4 course; </text:p>
          </table:table-cell>
          <table:table-cell office:value-type="string">
            <text:p>14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053</text:p>
          </table:table-cell>
        </table:table-row>
        <table:table-row>
          <table:table-cell office:value-type="string">
            <text:p>Левина</text:p>
          </table:table-cell>
          <table:table-cell office:value-type="string">
            <text:p>Дарья Денисовна</text:p>
          </table:table-cell>
          <table:table-cell office:value-type="string">
            <text:p>ddlevina_1@edu.hse.ru</text:p>
          </table:table-cell>
          <table:table-cell office:value-type="string">
            <text:p>1471457</text:p>
          </table:table-cell>
          <table:table-cell office:value-type="string">
            <text:p>факультет креативных индустрий; Б 54.03.01 ФКИ М 2014 очная Дизайн; 3 курс; </text:p>
          </table:table-cell>
          <table:table-cell office:value-type="string">
            <text:p>Faculty of Creative Industries; Design; 3 course; </text:p>
          </table:table-cell>
          <table:table-cell office:value-type="string">
            <text:p>68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office:value-type="string">
            <text:p>1730470053</text:p>
          </table:table-cell>
        </table:table-row>
        <table:table-row>
          <table:table-cell office:value-type="string">
            <text:p>Личутина</text:p>
          </table:table-cell>
          <table:table-cell office:value-type="string">
            <text:p>Виктория Владимировна</text:p>
          </table:table-cell>
          <table:table-cell office:value-type="string">
            <text:p>vvlichutina@edu.hse.ru</text:p>
          </table:table-cell>
          <table:table-cell office:value-type="string">
            <text:p>1457009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89">
            <text:p>189</text:p>
          </table:table-cell>
          <table:table-cell office:value-type="string">
            <text:p>1730470053</text:p>
          </table:table-cell>
        </table:table-row>
        <table:table-row>
          <table:table-cell office:value-type="string">
            <text:p>Лотарева</text:p>
          </table:table-cell>
          <table:table-cell office:value-type="string">
            <text:p>Дарья Викторовна</text:p>
          </table:table-cell>
          <table:table-cell office:value-type="string">
            <text:p>dvlotareva_1@edu.hse.ru</text:p>
          </table:table-cell>
          <table:table-cell office:value-type="string">
            <text:p>1493042</text:p>
          </table:table-cell>
          <table:table-cell office:value-type="string">
            <text:p>факультет права; Б 40.03.01 Ю М 2022 очная Право; 3 курс; </text:p>
          </table:table-cell>
          <table:table-cell office:value-type="string">
            <text:p>Faculty of Law; Law; 3 course; </text:p>
          </table:table-cell>
          <table:table-cell office:value-type="string">
            <text:p>24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053</text:p>
          </table:table-cell>
        </table:table-row>
        <table:table-row>
          <table:table-cell office:value-type="string">
            <text:p>Малюкова</text:p>
          </table:table-cell>
          <table:table-cell office:value-type="string">
            <text:p>Софья -</text:p>
          </table:table-cell>
          <table:table-cell office:value-type="string">
            <text:p>smalyukova_1@edu.hse.ru</text:p>
          </table:table-cell>
          <table:table-cell office:value-type="string">
            <text:p>1395083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48">
            <text:p>148</text:p>
          </table:table-cell>
          <table:table-cell office:value-type="string">
            <text:p>1730470053</text:p>
          </table:table-cell>
        </table:table-row>
        <table:table-row>
          <table:table-cell office:value-type="string">
            <text:p>Марченко</text:p>
          </table:table-cell>
          <table:table-cell office:value-type="string">
            <text:p>Кира Артуровна</text:p>
          </table:table-cell>
          <table:table-cell office:value-type="string">
            <text:p>kamarchenko@edu.hse.ru</text:p>
          </table:table-cell>
          <table:table-cell office:value-type="string">
            <text:p>1489491</text:p>
          </table:table-cell>
          <table:table-cell office:value-type="string">
            <text:p>Факультет Санкт-Петербургская школа гуманитарных наук и искусств; Б 42.03.05 СПБ ШГНИ СПБ 2022 очная Медиакоммуникации; 3 курс; </text:p>
          </table:table-cell>
          <table:table-cell office:value-type="string">
            <text:p>St. Petersburg School of Arts and Humanities, HSE; Media Communications; 3 course; </text:p>
          </table:table-cell>
          <table:table-cell office:value-type="string">
            <text:p>17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053</text:p>
          </table:table-cell>
        </table:table-row>
        <table:table-row>
          <table:table-cell office:value-type="string">
            <text:p>Мешкова</text:p>
          </table:table-cell>
          <table:table-cell office:value-type="string">
            <text:p>Мария -</text:p>
          </table:table-cell>
          <table:table-cell office:value-type="string">
            <text:p>mmeshkova_1@edu.hse.ru</text:p>
          </table:table-cell>
          <table:table-cell office:value-type="string">
            <text:p>1365715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string">
            <text:p>1730470053</text:p>
          </table:table-cell>
        </table:table-row>
        <table:table-row>
          <table:table-cell office:value-type="string">
            <text:p>Мирная</text:p>
          </table:table-cell>
          <table:table-cell office:value-type="string">
            <text:p>Лидия Игоревна</text:p>
          </table:table-cell>
          <table:table-cell office:value-type="string">
            <text:p>limirnaya@edu.hse.ru</text:p>
          </table:table-cell>
          <table:table-cell office:value-type="string">
            <text:p>82209</text:p>
          </table:table-cell>
          <table:table-cell office:value-type="string">
            <text:p>факультет Санкт-Петербургская школа дизайна; Б 54.03.01 СПБ ШД СПБ 2020 очная Дизайн; 3 курс; </text:p>
          </table:table-cell>
          <table:table-cell office:value-type="string">
            <text:p>; Design; 3 course; </text:p>
          </table:table-cell>
          <table:table-cell office:value-type="string">
            <text:p>7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053</text:p>
          </table:table-cell>
        </table:table-row>
        <table:table-row>
          <table:table-cell office:value-type="string">
            <text:p>Плужникова</text:p>
          </table:table-cell>
          <table:table-cell office:value-type="string">
            <text:p>Яна Андреевна</text:p>
          </table:table-cell>
          <table:table-cell office:value-type="string">
            <text:p>yaapluzhnikova_1@edu.hse.ru</text:p>
          </table:table-cell>
          <table:table-cell office:value-type="string">
            <text:p>2045743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212">
            <text:p>212</text:p>
          </table:table-cell>
          <table:table-cell office:value-type="string">
            <text:p>1730470053</text:p>
          </table:table-cell>
        </table:table-row>
        <table:table-row>
          <table:table-cell office:value-type="string">
            <text:p>Пьяных</text:p>
          </table:table-cell>
          <table:table-cell office:value-type="string">
            <text:p>Полина Романовна</text:p>
          </table:table-cell>
          <table:table-cell office:value-type="string">
            <text:p>prpianykh@edu.hse.ru</text:p>
          </table:table-cell>
          <table:table-cell office:value-type="string">
            <text:p>2305267</text:p>
          </table:table-cell>
          <table:table-cell office:value-type="string">
            <text:p>факультет креативных индустрий; Б 54.03.01 ФКИ М 2014 очная Дизайн; 2 курс; </text:p>
          </table:table-cell>
          <table:table-cell office:value-type="string">
            <text:p>Faculty of Creative Industries; Design; 2 course; </text:p>
          </table:table-cell>
          <table:table-cell office:value-type="string">
            <text:p>6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053</text:p>
          </table:table-cell>
        </table:table-row>
        <table:table-row>
          <table:table-cell office:value-type="string">
            <text:p>Родионова</text:p>
          </table:table-cell>
          <table:table-cell office:value-type="string">
            <text:p>Екатерина Андреевна</text:p>
          </table:table-cell>
          <table:table-cell office:value-type="string">
            <text:p>earodionova_5@edu.hse.ru</text:p>
          </table:table-cell>
          <table:table-cell office:value-type="string">
            <text:p>1473245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51">
            <text:p>151</text:p>
          </table:table-cell>
          <table:table-cell office:value-type="string">
            <text:p>1730470053</text:p>
          </table:table-cell>
        </table:table-row>
        <table:table-row>
          <table:table-cell office:value-type="string">
            <text:p>Рябов</text:p>
          </table:table-cell>
          <table:table-cell office:value-type="string">
            <text:p>Данила Александрович</text:p>
          </table:table-cell>
          <table:table-cell office:value-type="string">
            <text:p>dariabov@edu.hse.ru</text:p>
          </table:table-cell>
          <table:table-cell office:value-type="string">
            <text:p>2294689</text:p>
          </table:table-cell>
          <table:table-cell office:value-type="string">
            <text:p>Московский институт электроники и математики им. А.Н. Тихонова; Б 09.03.01 МИЭМ М 2014 очная Информатика и вычислительная техника; 2 курс; </text:p>
          </table:table-cell>
          <table:table-cell office:value-type="string">
            <text:p>Tikhonov Moscow Institute of Electronics and Mathematics; Information Science and Computation Technology; 2 course; </text:p>
          </table:table-cell>
          <table:table-cell office:value-type="string">
            <text:p>9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053</text:p>
          </table:table-cell>
        </table:table-row>
        <table:table-row>
          <table:table-cell office:value-type="string">
            <text:p>Сафонова</text:p>
          </table:table-cell>
          <table:table-cell office:value-type="string">
            <text:p>Вера Геннадьевна</text:p>
          </table:table-cell>
          <table:table-cell office:value-type="string">
            <text:p>vgsafonova@edu.hse.ru</text:p>
          </table:table-cell>
          <table:table-cell office:value-type="string">
            <text:p>80832</text:p>
          </table:table-cell>
          <table:table-cell office:value-type="string">
            <text:p>Факультет гуманитарных наук; Б 45.03.01 НН ГН НН 2014 очная Филология; 4 курс; </text:p>
          </table:table-cell>
          <table:table-cell office:value-type="string">
            <text:p>Faculty of Humanities; Philology; 4 course; </text:p>
          </table:table-cell>
          <table:table-cell office:value-type="string">
            <text:p>42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053</text:p>
          </table:table-cell>
        </table:table-row>
        <table:table-row>
          <table:table-cell office:value-type="string">
            <text:p>Сенина</text:p>
          </table:table-cell>
          <table:table-cell office:value-type="string">
            <text:p>Анна Васильевна</text:p>
          </table:table-cell>
          <table:table-cell office:value-type="string">
            <text:p>avsenina@hse.ru</text:p>
          </table:table-cell>
          <table:table-cell office:value-type="string">
            <text:p>1327933</text:p>
          </table:table-cell>
          <table:table-cell office:value-type="string">
            <text:p>Старший преподаватель (штатная) / Кафедра гуманитарных дисциплин</text:p>
          </table:table-cell>
          <table:table-cell office:value-type="string">
            <text:p>Старший преподаватель (штатная) / Кафедра гуманитарных дисциплин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053</text:p>
          </table:table-cell>
        </table:table-row>
        <table:table-row>
          <table:table-cell office:value-type="string">
            <text:p>Сохраби</text:p>
          </table:table-cell>
          <table:table-cell office:value-type="string">
            <text:p>Маджид -</text:p>
          </table:table-cell>
          <table:table-cell office:value-type="string">
            <text:p>msohrabi@hse.ru</text:p>
          </table:table-cell>
          <table:table-cell office:value-type="string">
            <text:p>2203840</text:p>
          </table:table-cell>
          <table:table-cell office:value-type="string">
            <text:p>1) Преподаватель (штатная) / департамент анализа данных и искусственного интеллекта; 2) Стажер-исследователь / научно-учебная лаборатория моделей и методов вычислительной прагматики</text:p>
          </table:table-cell>
          <table:table-cell office:value-type="string">
            <text:p>1) Преподаватель (штатная) / Department of Data Analysis and Artificial Intelligence; 2) Стажер-исследователь / научно-учебная лаборатория моделей и методов вычислительной прагматики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053</text:p>
          </table:table-cell>
        </table:table-row>
        <table:table-row>
          <table:table-cell office:value-type="string">
            <text:p>Тонтови</text:p>
          </table:table-cell>
          <table:table-cell office:value-type="string">
            <text:p>Адила Ульфиа Маула -</text:p>
          </table:table-cell>
          <table:table-cell office:value-type="string">
            <text:p>atontowi@edu.hse.ru</text:p>
          </table:table-cell>
          <table:table-cell office:value-type="string">
            <text:p>1357286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053</text:p>
          </table:table-cell>
        </table:table-row>
        <table:table-row>
          <table:table-cell office:value-type="string">
            <text:p>Туркенич</text:p>
          </table:table-cell>
          <table:table-cell office:value-type="string">
            <text:p>Анастасия Сергеевна</text:p>
          </table:table-cell>
          <table:table-cell office:value-type="string">
            <text:p>asturkenich_1@edu.hse.ru</text:p>
          </table:table-cell>
          <table:table-cell office:value-type="string">
            <text:p>2046133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string">
            <text:p>1730470053</text:p>
          </table:table-cell>
        </table:table-row>
        <table:table-row>
          <table:table-cell office:value-type="string">
            <text:p>Ушакова</text:p>
          </table:table-cell>
          <table:table-cell office:value-type="string">
            <text:p>Екатерина Алексеевна</text:p>
          </table:table-cell>
          <table:table-cell office:value-type="string">
            <text:p>eaushakova_2@edu.hse.ru</text:p>
          </table:table-cell>
          <table:table-cell office:value-type="string">
            <text:p>71936</text:p>
          </table:table-cell>
          <table:table-cell office:value-type="string">
            <text:p>Факультет экономики; М 38.04.01, 38.04.02 НН Э НН 2022 очная Бизнес-аналитика в экономике и менеджменте; 2 курс; </text:p>
          </table:table-cell>
          <table:table-cell office:value-type="string">
            <text:p>Faculty of Economics; Business Analytics in Economics and Management; 2 course; </text:p>
          </table:table-cell>
          <table:table-cell office:value-type="string">
            <text:p>53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053</text:p>
          </table:table-cell>
        </table:table-row>
        <table:table-row>
          <table:table-cell office:value-type="string">
            <text:p>Фурсова</text:p>
          </table:table-cell>
          <table:table-cell office:value-type="string">
            <text:p>Елизавета Ильинична</text:p>
          </table:table-cell>
          <table:table-cell office:value-type="string">
            <text:p>eifursova@edu.hse.ru</text:p>
          </table:table-cell>
          <table:table-cell office:value-type="string">
            <text:p>2046325</text:p>
          </table:table-cell>
          <table:table-cell office:value-type="string">
            <text:p>факультет креативных индустрий; Б 54.03.01 ФКИ М 2017 очная Мода; 3 курс; </text:p>
          </table:table-cell>
          <table:table-cell office:value-type="string">
            <text:p>Faculty of Creative Industries; Fashion; 3 course; </text:p>
          </table:table-cell>
          <table:table-cell office:value-type="string">
            <text:p>2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053</text:p>
          </table:table-cell>
        </table:table-row>
        <table:table-row>
          <table:table-cell office:value-type="string">
            <text:p>Шатарнин</text:p>
          </table:table-cell>
          <table:table-cell office:value-type="string">
            <text:p>Даниил Антонович</text:p>
          </table:table-cell>
          <table:table-cell office:value-type="string">
            <text:p>dashatarnin@edu.hse.ru</text:p>
          </table:table-cell>
          <table:table-cell office:value-type="string">
            <text:p>84767</text:p>
          </table:table-cell>
          <table:table-cell office:value-type="string">
            <text:p>Факультет социально-экономических и компьютерных наук; Б 54.03.01 П СЭКН П 2021 очная Дизайн; 4 курс; </text:p>
          </table:table-cell>
          <table:table-cell office:value-type="string">
            <text:p>-; Design; 4 course; </text:p>
          </table:table-cell>
          <table:table-cell office:value-type="string">
            <text:p>54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05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4.1.4+ (Build: 20230714)</meta:generator>
    <meta:initial-creator>Никулин Тимофей Русланович   </meta:initial-creator>
    <meta:creation-date>2024-11-01T17:07:33</meta:creation-date>
    <meta:document-statistic meta:table-count="1" meta:cell-count="0" meta:object-count="0"/>
  </office:meta>
</office:document-meta>
</file>